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3"/>
        <table:table-column table:style-name="co1" table:default-cell-style-name="ce10"/>
        <table:table-column table:style-name="co2" table:number-columns-repeated="1020" table:default-cell-style-name="ce3"/>
        <table:table-row table:style-name="ro1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Sheet1.J26" table:end-x="0.4118in" table:end-y="0.072in" draw:z-index="0" draw:style-name="gr1" svg:width="4.6417in" svg:height="4.3059in" svg:x="0.2154in" svg:y="0.0197in">
              <draw:object draw:notify-on-update-of-ranges="Sheet1.A4:Sheet1.A15 Sheet1.B3:Sheet1.B3 Sheet1.B4:Sheet1.B15 Sheet1.C3:Sheet1.C3 Sheet1.C4:Sheet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onth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7" office:value-type="string">
            <text:p>Change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January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office:value-type="string">
            <text:p>February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office:value-type="string">
            <text:p>March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June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office:value-type="string">
            <text:p>July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August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October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office:value-type="string">
            <text:p>December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5" table:formula="of:=SUM([.B4:.B15])" office:value-type="float" office:value="306">
            <text:p>306</text:p>
          </table:table-cell>
          <table:table-cell table:style-name="ce5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3/17/2014</text:date>, <text:time>14:5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3-17T14:57:50</dc:date>
    <meta:editing-duration>PT01H15M32S</meta:editing-duration>
    <meta:editing-cycles>12</meta:editing-cycles>
    <meta:generator>NeoOffice/3.4.1$Unix OpenOffice.org_project/Patch 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Sheet1.A3:Sheet1.C15" chart:data-source-has-labels="both" svg:x="0.269cm" svg:y="0.218cm" svg:width="9.776cm" svg:height="10.267cm">
          <chart:axis chart:dimension="x" chart:name="primary-x" chart:style-name="ch4">
            <chart:title svg:x="5.002cm" svg:y="10.131cm" chart:style-name="ch5">
              <text:p>Month</text:p>
            </chart:title>
            <chart:categories table:cell-range-address="Sheet1.A4:Sheet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Sheet1.B4:Sheet1.B15" chart:label-cell-address="Sheet1.B3:Sheet1.B3" chart:class="chart:bar">
            <chart:data-point chart:repeated="12"/>
          </chart:series>
          <chart:series chart:style-name="ch10" chart:values-cell-range-address="Sheet1.C4:Sheet1.C15" chart:label-cell-address="Sheet1.C3:Sheet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2013</text:p>
              </table:table-cell>
              <table:table-cell office:value-type="string">
                <text:p text:id="Sheet1.C3:Sheet1.C3">2014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15">January</text:p>
              </table:table-cell>
              <table:table-cell office:value-type="float" office:value="20">
                <text:p text:id="Sheet1.B4:Sheet1.B15">20</text:p>
              </table:table-cell>
              <table:table-cell office:value-type="float" office:value="24">
                <text:p text:id="Sheet1.C4:Sheet1.C15">24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4.1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